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19C000001267A675514.png"/>
  <manifest:file-entry manifest:media-type="image/png" manifest:full-path="Pictures/1000000000000296000001917343655F.png"/>
  <manifest:file-entry manifest:media-type="image/png" manifest:full-path="Pictures/100000000000019C00000126713AF8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objectwithoutfill">
      <style:graphic-properties svg:stroke-width="0.0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frame draw:style-name="gr1" draw:text-style-name="P1" draw:layer="layout" svg:width="5.219cm" svg:height="3.374cm" svg:x="9.193cm" svg:y="4.388cm">
            <draw:image xlink:href="Pictures/100000000000019C00000126713AF876.png" xlink:type="simple" xlink:show="embed" xlink:actuate="onLoad">
              <text:p/>
            </draw:image>
          </draw:frame>
          <draw:frame draw:style-name="gr1" draw:text-style-name="P1" draw:layer="layout" svg:width="5.219cm" svg:height="3.374cm" svg:x="9.224cm" svg:y="0.488cm">
            <draw:image xlink:href="Pictures/100000000000019C000001267A675514.png" xlink:type="simple" xlink:show="embed" xlink:actuate="onLoad">
              <text:p/>
            </draw:image>
          </draw:frame>
          <draw:frame draw:style-name="gr1" draw:text-style-name="P1" draw:layer="layout" svg:width="8.385cm" svg:height="4.602cm" svg:x="0.058cm" svg:y="1.788cm">
            <draw:image xlink:href="Pictures/1000000000000296000001917343655F.png" xlink:type="simple" xlink:show="embed" xlink:actuate="onLoad">
              <text:p/>
            </draw:image>
          </draw:frame>
          <draw:polyline draw:style-name="gr2" draw:text-style-name="P1" draw:layer="layout" svg:width="6.2cm" svg:height="2.25cm" svg:x="4.543cm" svg:y="0.038cm" svg:viewBox="0 0 6201 2251" draw:points="0,2250 0,0 6200,0 6200,582">
            <text:p/>
          </draw:polyline>
          <draw:polyline draw:style-name="gr2" draw:text-style-name="P1" draw:layer="layout" svg:width="6.05cm" svg:height="2.9cm" svg:x="5.593cm" svg:y="1.588cm" svg:viewBox="0 0 6051 2901" draw:points="0,700 0,0 3200,0 3200,2450 6050,2450 6050,29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4.5cm" fo:page-height="7.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9-18T12:47:56</meta:creation-date>
    <dc:date>2006-09-18T12:53:58</dc:date>
    <dc:language>cs-CZ</dc:language>
    <meta:editing-cycles>2</meta:editing-cycles>
    <meta:editing-duration>PT6M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